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2">
      <style:paragraph-properties fo:text-align="start" style:justify-single-word="false"/>
    </style:style>
    <style:style style:name="P4" style:family="paragraph" style:parent-style-name="Text_20_body" style:list-style-name="L1">
      <style:paragraph-properties fo:margin-top="0cm" fo:margin-bottom="0cm" loext:contextual-spacing="false" fo:text-align="start" style:justify-single-word="false"/>
    </style:style>
    <style:style style:name="P5" style:family="paragraph" style:parent-style-name="Text_20_body" style:list-style-name="L2">
      <style:paragraph-properties fo:margin-top="0cm" fo:margin-bottom="0cm" loext:contextual-spacing="false"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icóloga</text:h>
      <text:p text:style-name="Standard">Titular Centro de Psicología  inscrito en el Registro de Centros, Servicios y Establecimientos Sanitarios de la Comunidad de Madrid.</text:p>
      <text:p text:style-name="Standard"/>
      <text:p text:style-name="P1"><text:span text:style-name="Strong_20_Emphasis">Licenciada en Psicología (UAM) y Master en Psicología Clínica y de la Salud (UCM)</text:span></text:p>
      <text:p text:style-name="P1">Orientación cognitivo-conductual – Terapias Contextuales y de Tercera Generación:  Mindfulness, Terapia de Aceptación y Compromiso.</text:p>
      <text:p text:style-name="P1">Atención psicológica para personas de todas las edades interesadas en resolver, afrontar o aceptar alguna situación que le incomoda en su vida. Soluciones aplicadas que mejoran la calidad de vida de las personas que demandan ayuda psicológica.</text:p>
      <text:p text:style-name="P1">Tratamientos orientados a resultados, en los que se trabaja con técnicas psicológicas de demostrada eficacia clínica, partiendo de un enfoque cognitivo conductual, con aplicación de terapias de tercera generación: Mindfulness, Terapia de Aceptación y Compromiso. Tratamiento EMDR y Técnica de la Caja de Arena.</text:p>
      <text:p text:style-name="P1">Tratamiento de trastornos psicológicos y problemas emocionales en niños, adolescentes, adultos y parejas.</text:p>
      <text:p text:style-name="P1">Mediación en conflictos familiares y empresariales.</text:p>
      <text:p text:style-name="P1">Diseño de cursos de Formación en Habilidades a medida para particulares, centros educativos y empresas (Mindfulness, Habilidades Sociales, Liderazgo, Trabajo en equipo, etc).</text:p>
      <text:p text:style-name="P1">Orientación profesional: Preparación de curriculum y entrevistas por competencias.</text:p>
      <text:p text:style-name="P1"><text:span text:style-name="Strong_20_Emphasis">La consulta de Psicología</text:span></text:p>
      <text:p text:style-name="P1">Psicología Miraflores nació de un deseo de acercar tratamientos psicológicos eficaces y de calidad a la población de la sierra norte madrileña, apostando por el desarrollo local, ofreciendo servicios de salud a las personas residentes en Miraflores de la Sierra y sus  localidades cercanas: Soto del Real, Guadalix de la Sierra, Manzanares el Real, Colmenar Viejo, Navalafuente, Torrelaguna, Torremocha del Jarama…etc.</text:p>
      <text:p text:style-name="P1">Durante 2016 hemos ampliado nuestro presencia en dos nuevas consultas localizadas en: <text:span text:style-name="Strong_20_Emphasis"> </text:span></text:p>
      <text:p text:style-name="P1"><text:span text:style-name="Strong_20_Emphasis">Consulta de Madrid – C/ Goya. Barrio de Salamanca </text:span></text:p>
      <text:p text:style-name="P1"><text:span text:style-name="Strong_20_Emphasis">Consulta de Colmenar Viejo </text:span></text:p>
      <text:p text:style-name="P1"><text:span text:style-name="Strong_20_Emphasis"/></text:p>
      <text:p text:style-name="P1"><text:span text:style-name="Strong_20_Emphasis">Esperamos estar cada día más cerca de vuestras necesidades y por ello mantenemos una actualización y formación contínua.</text:span></text:p>
      <text:p text:style-name="P1"><text:span text:style-name="Strong_20_Emphasis">Garantizamos trabajar dentro de un riguroso marco de confidencialidad  y siempre sujetos al Código Deontológico del Psicólogo.</text:span></text:p>
      <text:p text:style-name="P1">Información y Cita previa:</text:p>
      <text:p text:style-name="P1"><text:soft-page-break/>Teléfono: 918443621 / <text:span text:style-name="Strong_20_Emphasis">644435941</text:span></text:p>
      <text:p text:style-name="P1"><text:a xlink:type="simple" xlink:href="http://facebook.com/psicologiamirafloresdelasierra" office:target-frame-name="_blank" xlink:show="new" text:style-name="Internet_20_link" text:visited-style-name="Visited_20_Internet_20_Link">Síguenos en Facebook…</text:a></text:p>
      <text:p text:style-name="P1"><text:span text:style-name="Strong_20_Emphasis"/></text:p>
      <text:h text:style-name="Heading_20_1" text:outline-level="1">Donde estamos</text:h>
      <text:p text:style-name="P1"><text:span text:style-name="Strong_20_Emphasis"> </text:span></text:p>
      <text:p text:style-name="P1"><text:span text:style-name="Strong_20_Emphasis">Consultas en:</text:span></text:p>
      <text:p text:style-name="P1">Calle del Pilar, 7. 28770 – <text:span text:style-name="Strong_20_Emphasis">Colmenar Viejo </text:span></text:p>
      <text:p text:style-name="P1">Travesía de la luz, 5. 28792<text:span text:style-name="Strong_20_Emphasis"> – Miraflores de la Sierra</text:span></text:p>
      <text:p text:style-name="P1">Calle Goya – <text:span text:style-name="Strong_20_Emphasis">Barrio de Salamanca</text:span></text:p>
      <text:p text:style-name="P1">Cita previa:</text:p>
      <text:p text:style-name="P1">918443621 – 644435941</text:p>
      <text:p text:style-name="P1"><text:a xlink:type="simple" xlink:href="http://facebook.com/psicologiamirafloresdelasierra" office:target-frame-name="_blank" xlink:show="new" text:style-name="Internet_20_link" text:visited-style-name="Visited_20_Internet_20_Link">Síguenos en Facebook…</text:a></text:p>
      <text:p text:style-name="Standard"/>
      <text:h text:style-name="Heading_20_1" text:outline-level="1">Área adultos</text:h>
      <text:p text:style-name="Text_20_body"><text:span text:style-name="Strong_20_Emphasis">Terapia individual</text:span></text:p>
      <text:list xml:id="list5543127149334339990" text:style-name="L1">
        <text:list-item>
          <text:p text:style-name="P4">Ansiedad </text:p>
        </text:list-item>
        <text:list-item>
          <text:p text:style-name="P4">Problemas laborales </text:p>
        </text:list-item>
        <text:list-item>
          <text:p text:style-name="P4">Inseguridad </text:p>
        </text:list-item>
        <text:list-item>
          <text:p text:style-name="P4">Toma de decisiones </text:p>
        </text:list-item>
        <text:list-item>
          <text:p text:style-name="P4">Depresión </text:p>
        </text:list-item>
        <text:list-item>
          <text:p text:style-name="P4">Fobia social </text:p>
        </text:list-item>
        <text:list-item>
          <text:p text:style-name="P4">Duelo </text:p>
        </text:list-item>
        <text:list-item>
          <text:p text:style-name="P4">Soledad </text:p>
        </text:list-item>
        <text:list-item>
          <text:p text:style-name="P4">Problemas de relación </text:p>
        </text:list-item>
        <text:list-item>
          <text:p text:style-name="P4">Afrontamiento de sucesos traumáticos </text:p>
        </text:list-item>
        <text:list-item>
          <text:p text:style-name="P2">Orientación laboral </text:p>
        </text:list-item>
      </text:list>
      <text:p text:style-name="Standard"/>
      <text:p text:style-name="Standard"/>
      <text:h text:style-name="Heading_20_1" text:outline-level="1">Área Infantil y Adolescentes</text:h>
      <text:list xml:id="list2668590009123999959" text:style-name="L2">
        <text:list-item>
          <text:p text:style-name="P5">Dificultades de relación con los iguales </text:p>
        </text:list-item>
        <text:list-item>
          <text:p text:style-name="P5">Autoestima </text:p>
        </text:list-item>
        <text:list-item>
          <text:p text:style-name="P5">Problemas de conducta en casa y en el colegio </text:p>
        </text:list-item>
        <text:list-item>
          <text:p text:style-name="P5"><text:soft-page-break/>Manejo del enfado y la ira </text:p>
        </text:list-item>
        <text:list-item>
          <text:p text:style-name="P5">Trastornos de la ansiedad </text:p>
        </text:list-item>
        <text:list-item>
          <text:p text:style-name="P5">Miedos e inseguridades </text:p>
        </text:list-item>
        <text:list-item>
          <text:p text:style-name="P5">Ácoso escolar (Bullying) y/ó acoso a través de redes sociales (Ciberbullying). </text:p>
        </text:list-item>
        <text:list-item>
          <text:p text:style-name="P5">Autolesiones (“Cutting”) </text:p>
        </text:list-item>
        <text:list-item>
          <text:p text:style-name="P5">Problemas de alimentación: anorexia, bulimia </text:p>
        </text:list-item>
        <text:list-item>
          <text:p text:style-name="P5">Enuresis noctura </text:p>
        </text:list-item>
        <text:list-item>
          <text:p text:style-name="P5">Problemas de identidad </text:p>
        </text:list-item>
        <text:list-item>
          <text:p text:style-name="P5">Orientación académica y profesional </text:p>
        </text:list-item>
        <text:list-item>
          <text:p text:style-name="P3">Pautas educativas para padres y madres </text:p>
        </text:list-item>
      </text:list>
      <text:p text:style-name="Standard"/>
      <text:h text:style-name="Heading_20_1" text:outline-level="1">Área Terapia de Pareja</text:h>
      <text:p text:style-name="P1">Los temas más comunes por los que las parejas acuden a terapia son:</text:p>
      <text:p text:style-name="P1">Problemas de comunicación.</text:p>
      <text:p text:style-name="P1">Discusiones.</text:p>
      <text:p text:style-name="P1">Dificultades derivadas de situaciones vitales importantes: nacimiento de hijos, cambio de residencia, marcha de los hijos del hogar, jubilación.</text:p>
      <text:p text:style-name="P1">Problemas con la familia política o familia de origen.</text:p>
      <text:p text:style-name="P1">Crisis relacionadas con problemas de celos e infidelidades.</text:p>
      <text:p text:style-name="P1">Conflictos individuales de uno de los miembros de la pareja por causas ajenas a la relación.</text:p>
      <text:p text:style-name="P1">Mediación en separaciones y divorcios.</text:p>
      <text:p text:style-name="P1">Intervención en resolución de conflictos de pareja.</text:p>
      <text:p text:style-name="P1">**Consultanos*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3:56:29.111814370</meta:creation-date>
    <dc:date>2016-11-26T13:58:57.701413781</dc:date>
    <meta:editing-duration>PT2M30S</meta:editing-duration>
    <meta:editing-cycles>1</meta:editing-cycles>
    <meta:document-statistic meta:table-count="0" meta:image-count="0" meta:object-count="0" meta:page-count="3" meta:paragraph-count="67" meta:word-count="549" meta:character-count="3735" meta:non-whitespace-character-count="3236"/>
    <meta:generator>LibreOffice/5.1.4.2$Linux_X86_64 LibreOffice_project/10m0$Build-2</meta:generator>
  </office:meta>
</office:document-meta>
</file>